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615ac"/>
    </style:style>
    <style:style style:name="P2" style:family="paragraph" style:parent-style-name="Standard">
      <style:text-properties officeooo:paragraph-rsid="0007dd46"/>
    </style:style>
    <style:style style:name="P3" style:family="paragraph" style:parent-style-name="Standard">
      <style:text-properties officeooo:paragraph-rsid="0008e827"/>
    </style:style>
    <style:style style:name="P4" style:family="paragraph" style:parent-style-name="Standard">
      <style:text-properties officeooo:paragraph-rsid="000ae652"/>
    </style:style>
    <style:style style:name="P5" style:family="paragraph" style:parent-style-name="Standard">
      <style:text-properties officeooo:paragraph-rsid="000b18d8"/>
    </style:style>
    <style:style style:name="P6" style:family="paragraph" style:parent-style-name="Standard">
      <style:text-properties officeooo:paragraph-rsid="000b75cc"/>
    </style:style>
    <style:style style:name="P7" style:family="paragraph" style:parent-style-name="Standard">
      <style:paragraph-properties fo:text-align="end" style:justify-single-word="false"/>
      <style:text-properties officeooo:paragraph-rsid="000b75cc"/>
    </style:style>
    <style:style style:name="P8" style:family="paragraph" style:parent-style-name="Standard">
      <style:paragraph-properties fo:text-align="center" style:justify-single-word="false"/>
      <style:text-properties officeooo:paragraph-rsid="000b75cc"/>
    </style:style>
    <style:style style:name="T1" style:family="text">
      <style:text-properties officeooo:rsid="000615ac"/>
    </style:style>
    <style:style style:name="T2" style:family="text">
      <style:text-properties style:text-underline-style="solid" style:text-underline-width="auto" style:text-underline-color="font-color" officeooo:rsid="000615ac"/>
    </style:style>
    <style:style style:name="T3" style:family="text">
      <style:text-properties style:text-underline-style="none" officeooo:rsid="000615ac"/>
    </style:style>
    <style:style style:name="T4" style:family="text">
      <style:text-properties style:text-underline-style="none" officeooo:rsid="0008e827"/>
    </style:style>
    <style:style style:name="T5" style:family="text">
      <style:text-properties fo:font-style="italic" style:text-underline-style="none" officeooo:rsid="000615ac" style:font-style-asian="italic" style:font-style-complex="italic"/>
    </style:style>
    <style:style style:name="T6" style:family="text">
      <style:text-properties fo:font-style="normal" style:text-underline-style="none" officeooo:rsid="000615ac" style:font-style-asian="normal" style:font-style-complex="normal"/>
    </style:style>
    <style:style style:name="T7" style:family="text">
      <style:text-properties fo:font-style="normal" style:text-underline-style="none" officeooo:rsid="0007dd46" style:font-style-asian="normal" style:font-style-complex="normal"/>
    </style:style>
    <style:style style:name="T8" style:family="text">
      <style:text-properties fo:font-style="normal" style:text-underline-style="none" officeooo:rsid="0008e827" style:font-style-asian="normal" style:font-style-complex="normal"/>
    </style:style>
    <style:style style:name="T9" style:family="text">
      <style:text-properties fo:font-style="normal" style:text-underline-style="none" officeooo:rsid="000ae652" style:font-style-asian="normal" style:font-style-complex="normal"/>
    </style:style>
    <style:style style:name="T10" style:family="text">
      <style:text-properties fo:font-style="normal" style:text-underline-style="none" officeooo:rsid="000b18d8" style:font-style-asian="normal" style:font-style-complex="normal"/>
    </style:style>
    <style:style style:name="T11" style:family="text">
      <style:text-properties fo:font-style="normal" style:text-underline-style="none" officeooo:rsid="000b75cc" style:font-style-asian="normal" style:font-style-complex="normal"/>
    </style:style>
    <style:style style:name="T12" style:family="text">
      <style:text-properties fo:font-style="normal" style:text-underline-style="none" fo:font-weight="bold" officeooo:rsid="0008e827" style:font-style-asian="normal" style:font-weight-asian="bold" style:font-style-complex="normal" style:font-weight-complex="bold"/>
    </style:style>
    <style:style style:name="T13" style:family="text">
      <style:text-properties fo:font-style="normal" style:text-underline-style="none" fo:font-weight="normal" officeooo:rsid="0008e827"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officeooo:rsid="0007dd46" style:font-style-asian="normal" style:font-style-complex="normal"/>
    </style:style>
    <style:style style:name="T15" style:family="text">
      <style:text-properties officeooo:rsid="0007dd46"/>
    </style:style>
    <style:style style:name="T16" style:family="text">
      <style:text-properties officeooo:rsid="0008e827"/>
    </style:style>
    <style:style style:name="T17" style:family="text">
      <style:text-properties officeooo:rsid="000b75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7">Eddie Gurnee</text:span></text:p>
      <text:p text:style-name="P7"><text:span text:style-name="T17">COSC 101</text:span></text:p>
      <text:p text:style-name="P8"><text:span text:style-name="T17">Extra Credit</text:span></text:p>
      <text:p text:style-name="P1"><text:span text:style-name="T1"/></text:p>
      <text:p text:style-name="P1"><text:span text:style-name="T1">Chapter 10A Objectives:</text:span></text:p>
      <text:p text:style-name="P1"><text:span text:style-name="T15">1. </text:span><text:span text:style-name="T1">List two primary methods for connecting to the Internet.</text:span></text:p>
      <text:p text:style-name="P2"><text:span text:style-name="T15">Response: The two primary methods for connecting to the Internet are wired (through Dial-up </text:span><text:span text:style-name="T16">or</text:span><text:span text:style-name="T15"> Broadband) and wireless (through a Wireless Wide Area Network (WWAN), Satellite Service, or a Wireless Local Area Network (WLAN)).</text:span></text:p>
      <text:p text:style-name="P2"><text:span text:style-name="T15"/></text:p>
      <text:p text:style-name="P1"><text:span text:style-name="T15">2. </text:span><text:span text:style-name="T1">Identify the high-speed data links commonly used to connect individuals and small businesses to the internet.</text:span></text:p>
      <text:p text:style-name="P3"><text:span text:style-name="T16">Response: The “high-speed” data links that are commonly used are known as broadband connections; which, to be considered broadband, the connection only has to be able to transmit data faster than it is possible with the fastest dial-up connection. Common forms are known as T1 or T3 lines; other types of broadband connections include </text:span><text:span text:style-name="T15">ISDN, DSL, </text:span><text:span text:style-name="T16">and </text:span><text:span text:style-name="T15">cable modem.</text:span></text:p>
      <text:p text:style-name="P3"><text:span text:style-name="T15"/></text:p>
      <text:p text:style-name="P1"><text:span text:style-name="T15">3. </text:span><text:span text:style-name="T1">Describe how satellite communications can be used for Internet connections.</text:span></text:p>
      <text:p text:style-name="P2"><text:span text:style-name="T15">Response: In areas without existing telephone networks capable of broadband, or without cellular coverage, satellite communication is available to those who need access to the Internet. A person or corporation is able to access satellite communication through a “very small aperture terminal” (VSAT), which is one part transceiver to communicate with the satellite and one part modem that connects to the user's LAN or directly to their computer.</text:span></text:p>
      <text:p text:style-name="P2"><text:span text:style-name="T15"/></text:p>
      <text:p text:style-name="P1"><text:span text:style-name="T15">4. </text:span><text:span text:style-name="T1">Understand the need for wireless security.</text:span></text:p>
      <text:p text:style-name="P3"><text:span text:style-name="T16">Response: You need wireless security. Without wireless security, people versed in the art of hacker-fu will be able to reek havoc on your computer and other computers attached to your wireless network. Wi-Fi Protected Access (WPA) is an encryption method to help protect your wireless network from the uninvited, and is it more secure than the old standard Wire Equivalent Privacy (WEP).</text:span></text:p>
      <text:p text:style-name="P3"><text:span text:style-name="T16"/></text:p>
      <text:p text:style-name="P1"><text:span text:style-name="T1">Chapter 10A Self-check</text:span></text:p>
      <text:p text:style-name="P1"><text:span text:style-name="T1">1. This type of connection needs to be initiated every time the computer needs to access the Internet. C) </text:span><text:span text:style-name="T2">dial-up</text:span></text:p>
      <text:p text:style-name="P1"><text:span text:style-name="T1">2. DSL service is provided by this type of organization. A) </text:span><text:span text:style-name="T2">telephone company</text:span></text:p>
      <text:p text:style-name="P1"><text:span text:style-name="T1">3. Cable television systems send data over B) </text:span><text:span text:style-name="T2">coaxial cable</text:span><text:span text:style-name="T3">.</text:span></text:p>
      <text:p text:style-name="P1"><text:span text:style-name="T3"/></text:p>
      <text:p text:style-name="P1"><text:span text:style-name="T3">Chapter 10B Objectives</text:span></text:p>
      <text:p text:style-name="P1"><text:span text:style-name="T4">1. </text:span><text:span text:style-name="T3">Explain, in basic terms, what </text:span><text:span text:style-name="T5">e-commerce</text:span><text:span text:style-name="T6"> is.</text:span></text:p>
      <text:p text:style-name="P3"><text:span text:style-name="T8">Response: </text:span><text:span text:style-name="T12">e-:</text:span><text:span text:style-name="T8"> of, or relating to, the Internet (see e-mail); </text:span><text:span text:style-name="T12">commerce: </text:span><text:span text:style-name="T13">the buying, selling, and trading of goods and services. </text:span><text:span text:style-name="T12">E-commerce: </text:span><text:span text:style-name="T13">the buying, selling, and trading of goods and services through the Internet.</text:span></text:p>
      <text:p text:style-name="P3"><text:span text:style-name="T13"/></text:p>
      <text:p text:style-name="P1"><text:span text:style-name="T9">2. </text:span><text:span text:style-name="T6">Describe two e-commerce activities that are important to consumers.</text:span></text:p>
      <text:p text:style-name="P4"><text:span text:style-name="T9">Response: Online shopping and online personal finance. Online shopping consists of user interaction with a </text:span><text:span text:style-name="T10">shopping Web site (whether the Web page for a click-and-mortar store (a place with physical, real world stores, as well as an online presence) or the page for an online only store (amazon.com)) wherein the user is able to purchase goods to be delivered directly to their house. Online personal finance consists of two major categories; online banking (where transactions can be viewed, funds can be transferred, and bills can be paid) and online finance (where insurance can be bought, loans and </text:span><text:soft-page-break/><text:span text:style-name="T10">credit cards can be applied for, and millions can be made in the stock market).</text:span></text:p>
      <text:p text:style-name="P4"><text:span text:style-name="T9"/></text:p>
      <text:p text:style-name="P1"><text:span text:style-name="T9">3. </text:span><text:span text:style-name="T6">Describe one important wa</text:span><text:span text:style-name="T9">y</text:span><text:span text:style-name="T6"> businesses use e-commerce technologies.</text:span></text:p>
      <text:p text:style-name="P4"><text:span text:style-name="T9">Response: With e-commerce technologies, businesses and companies are able to rapidly form online partnerships. With these partnerships, businesses and companies are able to collaborate together to create more effective and successful products, design more creative and innovative sales and marketing campaigns, and much more. With the e-commerce infrastructure in place, granting fellow businesses access to private networks isn't difficult, which allows for quicker and more convenient access to vital information and an ability to work together more efficiently.</text:span></text:p>
      <text:p text:style-name="P4"><text:span text:style-name="T9"/></text:p>
      <text:p text:style-name="P1"><text:span text:style-name="T9">4. </text:span><text:span text:style-name="T6">Explain the role of intranets and extranets in business-to-business e-commerce.</text:span></text:p>
      <text:p text:style-name="P5"><text:span text:style-name="T10">Response: Intranets are networks that use the same protocols as the Internet, but are exclusively owned by some sort of organization (corporation, school, ambitious computer science students), and are only accessible by members of the owning organization. Extranets are intranets that can be accessed by authorized users from over the Internet, generally via some sort of logging in protocol. Extranets of one organization provide access to various vital information to their partners and customers,</text:span><text:span text:style-name="T11"> only while the owning organization allows it.</text:span></text:p>
      <text:p text:style-name="P5"><text:span text:style-name="T11"/></text:p>
      <text:p text:style-name="P1"><text:span text:style-name="T10">5. </text:span><text:span text:style-name="T6">List two ways to make sure you are shopping on a secure Web page.</text:span></text:p>
      <text:p text:style-name="P6"><text:span text:style-name="T11">Response: URLs starting with “https://” instead of “http://” are encrypted with secure sockets layer (SSL) technology, which encodes data into a form unusable by anyone who does not posses the key to decoding. Additionally, a cute little lock thing appears somewhere on the browser window (now, generally pictured to the right or left of the URL; in older browsers, it can be found along the bottom of the window) if the current Web site is a secure one.</text:span></text:p>
      <text:p text:style-name="P6"><text:span text:style-name="T11"/></text:p>
      <text:p text:style-name="P1"><text:span text:style-name="T6">Chapter 10B Self-check</text:span></text:p>
      <text:p text:style-name="P1"><text:span text:style-name="T6">1. Which of the following is not an essential feature of an effective e-commerce Web site? </text:span><text:span text:style-name="T7">C) </text:span><text:span text:style-name="T14">great graphics</text:span></text:p>
      <text:p text:style-name="P1"><text:span text:style-name="T6">2. Which of the following is making it easy for companies to handle huge volumes of transactions? </text:span><text:span text:style-name="T7">B) </text:span><text:span text:style-name="T14">Web-based technologies</text:span></text:p>
      <text:p text:style-name="P1"><text:span text:style-name="T6">3. You should avoid shopping at a Web site if its customer service department can be only reached by this means. </text:span><text:span text:style-name="T7">A) </text:span><text:span text:style-name="T14">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8:20:15.28</meta:creation-date>
    <dc:date>2013-03-19T19:45:49.30</dc:date>
    <meta:editing-duration>PT8M53S</meta:editing-duration>
    <meta:editing-cycles>1</meta:editing-cycles>
    <meta:document-statistic meta:table-count="0" meta:image-count="0" meta:object-count="0" meta:page-count="2" meta:paragraph-count="31" meta:word-count="826" meta:character-count="5234" meta:non-whitespace-character-count="4439"/>
    <meta:generator>LibreOffice/4.0.0.3$Windows_x86 LibreOffice_project/7545bee9c2a0782548772a21bc84a9dcc583b89</meta:generator>
  </office:meta>
</office:document-meta>
</file>